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ImplementationListImpl.DOMImplementationListImpl( Vector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ementationList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ementationListImpl.DOMImplementationListImpl( ArrayList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ImplementationListImpl.item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ImplementationListImpl.DOMImplementationLis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